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13.85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outline1">
      <style:graphic-properties fo:min-height="6.36cm"/>
    </style:style>
    <style:style style:name="pr5" style:family="presentation" style:parent-style-name="Výchozí-notes">
      <style:graphic-properties draw:fill-color="#ffffff" fo:min-height="13.364cm"/>
    </style:style>
    <style:style style:name="pr6" style:family="presentation" style:parent-style-name="Výchozí-title">
      <style:graphic-properties fo:min-height="3.506cm"/>
    </style:style>
    <style:style style:name="pr7" style:family="presentation" style:parent-style-name="Výchozí-outline1">
      <style:graphic-properties fo:min-height="13.60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ktní datové typy</text:p>
          </draw:text-box>
        </draw:frame>
        <draw:frame presentation:style-name="pr4" draw:layer="layout" svg:width="25.199cm" svg:height="6.61cm" svg:x="1.4cm" svg:y="4.914cm" presentation:class="outline" presentation:placeholder="true">
          <draw:text-box/>
        </draw:frame>
        <draw:frame presentation:style-name="pr4" draw:layer="layout" svg:width="25.199cm" svg:height="6.61cm" svg:x="1.4cm" svg:y="12.153cm" presentation:class="outline">
          <draw:text-box>
            <text:list text:style-name="L2">
              <text:list-item>
                <text:p>Seznam, zásobník, binární vyhledávací strom</text:p>
              </text:list-item>
              <text:list-item>
                <text:p>data typu void</text:p>
              </text:list-item>
              <text:list-item>
                <text:p>binární strom - nerekurzivní</text:p>
              </text:list-item>
              <text:list-item>
                <text:p>AV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4">
        <draw:frame presentation:style-name="pr1" draw:layer="layout" svg:width="25.199cm" svg:height="3.506cm" svg:x="1.4cm" svg:y="0.837cm" presentation:class="title">
          <draw:text-box>
            <text:p>Tabulka symbolů</text:p>
          </draw:text-box>
        </draw:frame>
        <draw:frame presentation:style-name="pr4" draw:layer="layout" svg:width="25.199cm" svg:height="6.61cm" svg:x="1.4cm" svg:y="4.914cm" presentation:class="outline" presentation:placeholder="true">
          <draw:text-box/>
        </draw:frame>
        <draw:frame presentation:style-name="pr4" draw:layer="layout" svg:width="25.199cm" svg:height="6.61cm" svg:x="1.4cm" svg:y="12.153cm" presentation:class="outline" presentation:user-transformed="true">
          <draw:text-box>
            <text:list text:style-name="L2">
              <text:list-item>
                <text:p>Tabulka symbolů: strom funkcí</text:p>
              </text:list-item>
              <text:list-item>
                <text:p>Funkce: </text:p>
                <text:list>
                  <text:list-item>
                    <text:p>seznam instrukcí</text:p>
                  </text:list-item>
                  <text:list-item>
                    <text:p>strom proměnných, seznam konstant</text:p>
                  </text:list-item>
                  <text:list-item>
                    <text:p>seznam pomocných proměnných (recyklace)</text:p>
                  </text:list-item>
                  <text:list-item>
                    <text:p>počítadlo volání funk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4">
        <draw:frame presentation:style-name="pr1" draw:layer="layout" svg:width="25.199cm" svg:height="3.506cm" svg:x="1.4cm" svg:y="0.837cm" presentation:class="title">
          <draw:text-box>
            <text:p>Tabulka symbolů</text:p>
          </draw:text-box>
        </draw:frame>
        <draw:frame presentation:style-name="pr4" draw:layer="layout" svg:width="25.199cm" svg:height="6.61cm" svg:x="1.4cm" svg:y="4.914cm" presentation:class="outline" presentation:placeholder="true">
          <draw:text-box/>
        </draw:frame>
        <draw:frame presentation:style-name="pr4" draw:layer="layout" svg:width="25.199cm" svg:height="6.61cm" svg:x="1.4cm" svg:y="12.153cm" presentation:class="outline">
          <draw:text-box>
            <text:list text:style-name="L2">
              <text:list-item>
                <text:p>Hodnota a typ proměnné</text:p>
              </text:list-item>
              <text:list-item>
                <text:p>problém rekurze</text:p>
              </text:list-item>
              <text:list-item>
                <text:p>realokace pole d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4">
        <draw:frame presentation:style-name="pr6" draw:layer="layout" svg:width="25.199cm" svg:height="3.506cm" svg:x="1.4cm" svg:y="0.837cm" presentation:class="title">
          <draw:text-box>
            <text:p>Implementace</text:p>
          </draw:text-box>
        </draw:frame>
        <draw:frame presentation:style-name="pr4" draw:layer="layout" svg:width="25.199cm" svg:height="6.61cm" svg:x="1.4cm" svg:y="4.914cm" presentation:class="outline" presentation:placeholder="true">
          <draw:text-box/>
        </draw:frame>
        <draw:frame presentation:style-name="pr4" draw:layer="layout" svg:width="25.199cm" svg:height="6.61cm" svg:x="1.4cm" svg:y="12.153cm" presentation:class="outline">
          <draw:text-box>
            <text:list text:style-name="L2">
              <text:list-item>
                <text:p>modul scanner</text:p>
              </text:list-item>
              <text:list-item>
                <text:p>modul parser</text:p>
              </text:list-item>
              <text:list-item>
                <text:p>modul expression</text:p>
              </text:list-item>
              <text:list-item>
                <text:p>modul interpr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4">
        <draw:frame presentation:style-name="pr6" draw:layer="layout" svg:width="25.199cm" svg:height="3.506cm" svg:x="1.4cm" svg:y="0.837cm" presentation:class="title">
          <draw:text-box>
            <text:p>Implementace</text:p>
          </draw:text-box>
        </draw:frame>
        <draw:frame presentation:style-name="pr4" draw:layer="layout" svg:width="25.199cm" svg:height="6.61cm" svg:x="1.4cm" svg:y="4.914cm" presentation:class="outline" presentation:placeholder="true">
          <draw:text-box/>
        </draw:frame>
        <draw:frame presentation:style-name="pr4" draw:layer="layout" svg:width="25.199cm" svg:height="6.61cm" svg:x="1.4cm" svg:y="12.153cm" presentation:class="outline">
          <draw:text-box>
            <text:list text:style-name="L2">
              <text:list-header>
                <text:p>Modul scanner</text:p>
              </text:list-header>
              <text:list-item>
                <text:p>lexikální analýza</text:p>
              </text:list-item>
              <text:list-item>
                <text:p>minimální konečný automat</text:p>
              </text:list-item>
              <text:list-item>
                <text:p>čítač řádk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4">
        <draw:frame presentation:style-name="pr6" draw:layer="layout" svg:width="25.199cm" svg:height="3.506cm" svg:x="1.4cm" svg:y="0.837cm" presentation:class="title">
          <draw:text-box>
            <text:p>Implementace</text:p>
          </draw:text-box>
        </draw:frame>
        <draw:frame presentation:style-name="pr4" draw:layer="layout" svg:width="25.199cm" svg:height="6.61cm" svg:x="1.4cm" svg:y="4.914cm" presentation:class="outline" presentation:placeholder="true">
          <draw:text-box/>
        </draw:frame>
        <draw:frame presentation:style-name="pr4" draw:layer="layout" svg:width="25.199cm" svg:height="8.247cm" svg:x="1.4cm" svg:y="12.153cm" presentation:class="outline" presentation:user-transformed="true">
          <draw:text-box>
            <text:list text:style-name="L2">
              <text:list-header>
                <text:p>Modul parser</text:p>
              </text:list-header>
              <text:list-item>
                <text:p>syntaktická analýza shora dolů - LL gramatika</text:p>
              </text:list-item>
              <text:list-item>
                <text:p>sémantická analýza</text:p>
              </text:list-item>
              <text:list-item>
                <text:p>generování vnitřního kód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4">
        <draw:frame presentation:style-name="pr6" draw:layer="layout" svg:width="25.199cm" svg:height="3.506cm" svg:x="1.4cm" svg:y="0.837cm" presentation:class="title">
          <draw:text-box>
            <text:p>Implementace</text:p>
          </draw:text-box>
        </draw:frame>
        <draw:frame presentation:style-name="pr4" draw:layer="layout" svg:width="25.199cm" svg:height="6.61cm" svg:x="1.4cm" svg:y="4.914cm" presentation:class="outline" presentation:placeholder="true">
          <draw:text-box/>
        </draw:frame>
        <draw:frame presentation:style-name="pr4" draw:layer="layout" svg:width="25.199cm" svg:height="8.247cm" svg:x="1.4cm" svg:y="12.153cm" presentation:class="outline" presentation:user-transformed="true">
          <draw:text-box>
            <text:list text:style-name="L2">
              <text:list-header>
                <text:p>Modul expression</text:p>
              </text:list-header>
              <text:list-item>
                <text:p>syntaktická analýza zdola nahoru</text:p>
                <text:list>
                  <text:list-item>
                    <text:p>precedenční tabulka a zásobník</text:p>
                  </text:list-item>
                  <text:list-item>
                    <text:p>konec výrazu</text:p>
                  </text:list-item>
                </text:list>
              </text:list-item>
              <text:list-item>
                <text:p>sémantická analýza – konstanty</text:p>
              </text:list-item>
              <text:list-item>
                <text:p>generování logicko-matematických instrukc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4">
        <draw:frame presentation:style-name="pr6" draw:layer="layout" svg:width="25.199cm" svg:height="3.506cm" svg:x="1.4cm" svg:y="0.837cm" presentation:class="title">
          <draw:text-box>
            <text:p>Implementace</text:p>
          </draw:text-box>
        </draw:frame>
        <draw:frame presentation:style-name="pr4" draw:layer="layout" svg:width="25.199cm" svg:height="6.61cm" svg:x="1.4cm" svg:y="4.914cm" presentation:class="outline" presentation:placeholder="true">
          <draw:text-box/>
        </draw:frame>
        <draw:frame presentation:style-name="pr4" draw:layer="layout" svg:width="25.199cm" svg:height="8.247cm" svg:x="1.4cm" svg:y="12.153cm" presentation:class="outline" presentation:user-transformed="true">
          <draw:text-box>
            <text:list text:style-name="L2">
              <text:list-header>
                <text:p>Modul interpret</text:p>
              </text:list-header>
              <text:list-item>
                <text:p>interpretace seznamů instrukcí - aktivita</text:p>
              </text:list-item>
              <text:list-item>
                <text:p>rekurzivní volání interpretu</text:p>
              </text:list-item>
              <text:list-item>
                <text:p>zásobník hodnot proměnných</text:p>
              </text:list-item>
              <text:list-item>
                <text:p>sémantická analýz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4">
        <draw:frame presentation:style-name="pr1" draw:layer="layout" svg:width="25.199cm" svg:height="3.506cm" svg:x="1.4cm" svg:y="0.837cm" presentation:class="title">
          <draw:text-box>
            <text:p>Algoritmy</text:p>
          </draw:text-box>
        </draw:frame>
        <draw:frame presentation:style-name="pr4" draw:layer="layout" svg:width="25.199cm" svg:height="6.61cm" svg:x="1.4cm" svg:y="4.914cm" presentation:class="outline">
          <draw:text-box>
            <text:list text:style-name="L2">
              <text:list-header>
                <text:p>Knuth-Moris-Prattův algoritmus (KMP)</text:p>
              </text:list-header>
              <text:list-item>
                <text:p>konečný automat</text:p>
              </text:list-item>
              <text:list-item>
                <text:p>Dvě fáze:</text:p>
                <text:list>
                  <text:list-item>
                    <text:p>Vygenerování vektoru přechodů</text:p>
                  </text:list-item>
                  <text:list-item>
                    <text:p>vyhledávání vzorku ve vstupním řetězci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6.61cm" svg:x="1.4cm" svg:y="12.153cm" presentation:class="outline">
          <draw:text-box>
            <text:list text:style-name="L2">
              <text:list-header>
                <text:p>Merge sort</text:p>
              </text:list-header>
              <text:list-item>
                <text:p>pole dvojnásobné délky vstupního řetězce</text:p>
              </text:list-item>
              <text:list-item>
                <text:p>slévání netříděných posloupnost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1">
        <draw:frame presentation:style-name="pr1" draw:layer="layout" svg:width="25.199cm" svg:height="3.506cm" svg:x="1.4cm" svg:y="0.837cm" presentation:class="title">
          <draw:text-box>
            <text:p>Způsob práce v týmu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omunikace</text:p>
                <text:list>
                  <text:list-item>
                    <text:p>sociální sítě</text:p>
                  </text:list-item>
                  <text:list-item>
                    <text:p>instant messaging</text:p>
                  </text:list-item>
                  <text:list-item>
                    <text:p>pravidelné schůzky</text:p>
                  </text:list-item>
                </text:list>
              </text:list-item>
              <text:list-item>
                <text:p>verzovací systém GIT (<text:a xlink:href="https://bitbucket.org/">https://bitbucket.org</text:a>)</text:p>
              </text:list-item>
              <text:list-item>
                <text:p>testování (valgrind)</text:p>
              </text:list-item>
              <text:list-item>
                <text:p>optimalizace (gprof)</text:p>
              </text:list-item>
              <text:list-item>
                <text:p>dokumentace (LaTe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4T19">
        <office:forms form:automatic-focus="false" form:apply-design-mode="false"/>
        <draw:frame presentation:style-name="pr6" draw:layer="layout" svg:width="25.199cm" svg:height="3.506cm" svg:x="1.2cm" svg:y="8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čísl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áš Trkal</meta:initial-creator>
    <meta:creation-date>2011-12-12T18:37:00</meta:creation-date>
    <meta:editing-duration>PT1H22M48S</meta:editing-duration>
    <meta:editing-cycles>10</meta:editing-cycles>
    <dc:date>2011-12-12T20:30:58</dc:date>
    <dc:creator>Tomáš Trkal</dc:creator>
    <meta:generator>LibreOffice/3.4$Linux LibreOffice_project/340m1$Build-402</meta:generator>
    <meta:document-statistic meta:object-count="77"/>
  </office:meta>
</office:document-meta>
</file>